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252cm"/>
    </style:style>
    <style:style style:name="gr3" style:family="graphic" style:parent-style-name="standard">
      <style:graphic-properties draw:stroke="none" svg:stroke-color="#000000" draw:fill="none" draw:fill-color="#ffffff" fo:min-height="1.307cm"/>
    </style:style>
    <style:style style:name="gr4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4.185cm"/>
    </style:style>
    <style:style style:name="gr6" style:family="graphic" style:parent-style-name="standard">
      <style:graphic-properties draw:stroke="none" svg:stroke-color="#000000" draw:fill="none" draw:fill-color="#ffffff" fo:min-height="0.624cm"/>
    </style:style>
    <style:style style:name="gr7" style:family="graphic" style:parent-style-name="standard">
      <style:graphic-properties svg:stroke-color="#cccccc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26cm"/>
    </style:style>
    <style:style style:name="gr9" style:family="graphic" style:parent-style-name="standard">
      <style:graphic-properties draw:stroke="none" svg:stroke-width="0cm" svg:stroke-color="#cccccc" draw:marker-start-width="0.124cm" draw:marker-end-width="0.124cm" draw:fill="solid" draw:fill-color="#ffffff" draw:textarea-horizontal-align="left" draw:textarea-vertical-align="top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cccccc" draw:fill="solid" draw:fill-color="#ffffff" draw:textarea-horizontal-align="left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 fo:font-family="'Britannic Bold'" style:font-family-generic="swiss" style:font-pitch="variable" fo:font-size="40pt"/>
    </style:style>
    <style:style style:name="P3" style:family="paragraph">
      <style:paragraph-properties fo:margin-left="0cm" fo:margin-right="0cm" fo:text-indent="0cm"/>
      <style:text-properties fo:color="#800000" fo:font-family="'Britannic Bold'" style:font-family-generic="swiss" style:font-pitch="variable" fo:font-size="4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size="10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10pt"/>
    </style:style>
    <style:style style:name="P11" style:family="paragraph">
      <style:paragraph-properties fo:margin-left="0cm" fo:margin-right="0cm" fo:text-align="start" fo:text-indent="0cm"/>
      <style:text-properties fo:font-size="12pt"/>
    </style:style>
    <style:style style:name="P12" style:family="paragraph">
      <style:paragraph-properties fo:margin-left="0cm" fo:margin-right="0cm" fo:text-align="start" fo:text-indent="0cm"/>
      <style:text-properties fo:font-size="10pt" style:text-underline-style="solid" style:text-underline-width="auto" style:text-underline-color="font-color"/>
    </style:style>
    <style:style style:name="T1" style:family="text">
      <style:text-properties fo:color="#000080" fo:font-family="'Britannic Bold'" style:font-family-generic="swiss" style:font-pitch="variable" fo:font-size="40pt"/>
    </style:style>
    <style:style style:name="T2" style:family="text">
      <style:text-properties fo:color="#800000" fo:font-family="'Britannic Bold'" style:font-family-generic="swiss" style:font-pitch="variable" fo:font-size="40pt"/>
    </style:style>
    <style:style style:name="T3" style:family="text">
      <style:text-properties fo:font-family="'Times New Roman'" style:font-family-generic="roman" style:font-pitch="variable" fo:font-size="10pt" fo:font-weight="bold"/>
    </style:style>
    <style:style style:name="T4" style:family="text">
      <style:text-properties fo:font-weight="bold"/>
    </style:style>
    <style:style style:name="T5" style:family="text">
      <style:text-properties fo:font-size="10pt" fo:font-weight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style:text-underline-style="none"/>
    </style:style>
    <style:style style:name="T9" style:family="text">
      <style:text-properties fo:font-family="'Courier New'" style:font-family-generic="modern" style:font-pitch="fixed" fo:font-size="10pt" fo:font-style="italic" style:text-underline-style="none"/>
    </style:style>
    <style:style style:name="T10" style:family="text">
      <style:text-properties fo:font-size="10pt" fo:font-style="normal" style:text-underline-style="none"/>
    </style:style>
    <style:style style:name="T11" style:family="text">
      <style:text-properties fo:font-size="10pt" fo:font-style="normal" style:text-underline-style="solid" style:text-underline-width="auto" style:text-underline-color="font-color"/>
    </style:style>
    <style:style style:name="T12" style:family="text">
      <style:text-properties fo:font-family="Arial" style:font-family-generic="swiss" style:font-pitch="variable" fo:font-size="10pt" fo:font-style="normal" style:text-underline-style="none" fo:font-weight="normal"/>
    </style:style>
    <style:style style:name="T13" style:family="text">
      <style:text-properties fo:font-family="Arial" style:font-family-generic="swiss" style:font-pitch="variable" fo:font-size="10pt" fo:font-style="normal" style:text-underline-style="none"/>
    </style:style>
    <style:style style:name="T14" style:family="text">
      <style:text-properties fo:font-family="Arial" style:font-family-generic="swiss" style:font-pitch="variable" fo:font-size="10pt" fo:font-style="normal" style:text-underline-style="solid" style:text-underline-width="auto" style:text-underline-color="font-color"/>
    </style:style>
    <style:style style:name="T15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danna_25_20Template">
        <office:forms form:automatic-focus="false" form:apply-design-mode="false"/>
        <draw:frame draw:style-name="gr1" draw:text-style-name="P2" draw:layer="layout" svg:width="1.264cm" svg:height="1.814cm" svg:x="1cm" svg:y="1cm">
          <draw:text-box>
            <text:p text:style-name="P1"><text:span text:style-name="T1">A</text:span></text:p>
          </draw:text-box>
        </draw:frame>
        <draw:frame draw:style-name="gr2" draw:text-style-name="P3" draw:layer="layout" svg:width="1.371cm" svg:height="1.814cm" svg:x="1.79cm" svg:y="1.635cm">
          <draw:text-box>
            <text:p text:style-name="P1"><text:span text:style-name="T2">D</text:span></text:p>
          </draw:text-box>
        </draw:frame>
        <draw:frame draw:style-name="gr3" draw:text-style-name="P2" draw:layer="layout" svg:width="3.853cm" svg:height="1.814cm" svg:x="2.722cm" svg:y="1cm">
          <draw:text-box>
            <text:p text:style-name="P1"><text:span text:style-name="T1">Anna</text:span></text:p>
          </draw:text-box>
        </draw:frame>
        <draw:line draw:style-name="gr4" draw:text-style-name="P4" draw:layer="layout" svg:x1="1.508cm" svg:y1="2.368cm" svg:x2="1.508cm" svg:y2="2.686cm">
          <text:p text:style-name="P1"/>
        </draw:line>
        <draw:line draw:style-name="gr4" draw:text-style-name="P4" draw:layer="layout" svg:x1="1.508cm" svg:y1="2.672cm" svg:x2="2.01cm" svg:y2="2.672cm">
          <text:p text:style-name="P1"/>
        </draw:line>
        <draw:line draw:style-name="gr4" draw:text-style-name="P4" draw:layer="layout" svg:x1="3.042cm" svg:y1="2.672cm" svg:x2="3.254cm" svg:y2="2.672cm">
          <text:p text:style-name="P1"/>
        </draw:line>
        <draw:line draw:style-name="gr4" draw:text-style-name="P4" draw:layer="layout" svg:x1="3.241cm" svg:y1="2.672cm" svg:x2="3.241cm" svg:y2="2.368cm">
          <text:p text:style-name="P1"/>
        </draw:line>
        <draw:frame draw:style-name="gr5" draw:text-style-name="P5" draw:layer="layout" svg:width="4.816cm" svg:height="0.645cm" svg:x="1.23cm" svg:y="2.912cm">
          <draw:text-box>
            <text:p text:style-name="P1"><text:span text:style-name="T3">The Agent – Database Agent</text:span></text:p>
          </draw:text-box>
        </draw:frame>
        <draw:frame draw:style-name="gr6" draw:text-style-name="P7" draw:layer="Layer4" svg:width="6.502cm" svg:height="1.389cm" svg:x="7.544cm" svg:y="1.611cm">
          <draw:text-box>
            <text:p text:style-name="P1"><text:span text:style-name="T4">Software Road Map</text:span></text:p>
            <text:p text:style-name="P6"><text:span text:style-name="T5">Compiled by Nathan Lane</text:span></text:p>
          </draw:text-box>
        </draw:frame>
        <draw:rect draw:style-name="gr7" draw:text-style-name="P4" draw:layer="Layer4" svg:width="5.346cm" svg:height="2.61cm" svg:x="1cm" svg:y="1cm">
          <text:p text:style-name="P1"/>
        </draw:rect>
        <draw:frame draw:style-name="gr8" draw:text-style-name="P8" draw:layer="Layer4" svg:width="7.153cm" svg:height="0.676cm" svg:x="13.437cm" svg:y="1cm">
          <draw:text-box>
            <text:p text:style-name="P1"><text:span text:style-name="T6">Created: 01-18-2007 Updated: 01-18-2007</text:span></text:p>
          </draw:text-box>
        </draw:frame>
        <draw:rect draw:style-name="gr9" draw:text-style-name="P10" draw:layer="Layer4" svg:width="19.357cm" svg:height="22.344cm" svg:x="1.233cm" svg:y="4.596cm">
          <text:p text:style-name="P9"><text:span text:style-name="T7">Feature Set</text:span></text:p>
          <text:p text:style-name="P9"><text:span text:style-name="T6"/></text:p>
          <text:p text:style-name="P9"><text:span text:style-name="T6">- Ruby (Windows XP) based server</text:span></text:p>
          <text:p text:style-name="P9"><text:span text:style-name="T6">- MySQL 5.0 connectivitiy using mysql gem</text:span></text:p>
          <text:p text:style-name="P9"><text:span text:style-name="T6">- Creates default properties file</text:span></text:p>
          <text:p text:style-name="P9"><text:span text:style-name="T6">- Non-breaking program loop with failsafe in case of errors</text:span></text:p>
          <text:p text:style-name="P9"><text:span text:style-name="T6">- Database registration of Adanna at hostname</text:span></text:p>
          <text:p text:style-name="P9"><text:span text:style-name="T6">- Auto run during Windows system start up</text:span></text:p>
          <text:p text:style-name="P9"><text:span text:style-name="T6">- Launch external agent scripts based on schedule (uses Windows XP scheduled tasks)</text:span></text:p>
          <text:p text:style-name="P9"><text:span text:style-name="T6">- Update scripts, libraries, and properties/config files from file share (windows or samba)</text:span></text:p>
          <text:p text:style-name="P9"><text:span text:style-name="T6">- Auto restart computer based on scheduled task</text:span></text:p>
          <text:p text:style-name="P9"><text:span text:style-name="T6"/></text:p>
          <text:p text:style-name="P9"><text:span text:style-name="T7">Ruby (Windows XP) based server</text:span></text:p>
          <text:p text:style-name="P9"><text:span text:style-name="T8"/></text:p>
          <text:p text:style-name="P9"><text:span text:style-name="T8">The Adanna server is completely Ruby based but depends on some Windows components to find out the host name at </text:span></text:p>
          <text:p text:style-name="P9"><text:span text:style-name="T8">this point, specifically the Socket class's Socket.hostname, which is apparently incompatible with other operating systems</text:span></text:p>
          <text:p text:style-name="P9"><text:span text:style-name="T8">according to the Rdoc documentation for Ruby 1.8.5.</text:span></text:p>
          <text:p text:style-name="P9"><text:span text:style-name="T8"/></text:p>
          <text:p text:style-name="P9"><text:span text:style-name="T7">MySQL 5.0 connectivity using mysql gem</text:span></text:p>
          <text:p text:style-name="P9"><text:span text:style-name="T7"/></text:p>
          <text:p text:style-name="P9"><text:span text:style-name="T8">MySQL 5.0 is required for Adanna, and the mysql gem (installed via </text:span><text:span text:style-name="T9">gem install mysql</text:span><text:span text:style-name="T10">) allows Adanna to connect to</text:span></text:p>
          <text:p text:style-name="P9"><text:span text:style-name="T10">the database. <text:s/>No Ruby Rails installation is required for database connectivity.</text:span></text:p>
          <text:p text:style-name="P9"><text:span text:style-name="T10"/></text:p>
          <text:p text:style-name="P9"><text:span text:style-name="T11">Creates default properties file</text:span></text:p>
          <text:p text:style-name="P9"><text:span text:style-name="T11"/></text:p>
          <text:p text:style-name="P9"><text:span text:style-name="T10">When Adanna is first started, a default xml properties or config file is created with all of the default settings for Adanna is</text:span></text:p>
          <text:p text:style-name="P9"><text:span text:style-name="T10">created if it doesn't already exist. <text:s/>Alternatively if you invoke Adanna.rb from the command line with the option </text:span></text:p>
          <text:p text:style-name="P9"><text:span text:style-name="T9">--create-config=true</text:span><text:span text:style-name="T12">,</text:span><text:span text:style-name="T13"> then the config file will be completely recreated. <text:s/>This is useful if you messed something in the</text:span></text:p>
          <text:p text:style-name="P9"><text:span text:style-name="T13">file up and don't know what.</text:span></text:p>
          <text:p text:style-name="P9"><text:span text:style-name="T13"/></text:p>
          <text:p text:style-name="P9"><text:span text:style-name="T14">Non-breaking program loop with failsafe in case of errors</text:span></text:p>
          <text:p text:style-name="P9"><text:span text:style-name="T13"/></text:p>
          <text:p text:style-name="P9"><text:span text:style-name="T13">The program loop that is run ultimately is thread safe, doesn't leak memory, and doesn't grow. It also is failsafe so that if</text:span></text:p>
          <text:p text:style-name="P9"><text:span text:style-name="T13">exceptions are thrown, then they are caught, the message is saved into the log file, and the loop continues. <text:s/>The only way</text:span></text:p>
          <text:p text:style-name="P9"><text:span text:style-name="T13">to shut Adanna down is to explicitly or programmatically kill the ruby process for it, or to remove its registration entry from </text:span></text:p>
          <text:p text:style-name="P9"><text:span text:style-name="T13">the host table in the database.</text:span></text:p>
          <text:p text:style-name="P9"><text:span text:style-name="T13"/></text:p>
          <text:p text:style-name="P9"><text:span text:style-name="T14">Database registration of Adanna at hostname</text:span></text:p>
          <text:p text:style-name="P9"><text:span text:style-name="T13"/></text:p>
          <text:p text:style-name="P9"><text:span text:style-name="T13">Every Adanna server must be registered in the database to run. <text:s/>This helps ensure that every Adanna server is accounted</text:span></text:p>
          <text:p text:style-name="P9"><text:span text:style-name="T13">for. <text:s/>Adanna servers will eventually be registered via a Ruby Rails web interface. <text:s/>The registration accounts for browser</text:span></text:p>
          <text:p text:style-name="P9"><text:span text:style-name="T13">type and hostname. This is also usable as a way to kill the Adanna process, though right now using this for that purpose</text:span></text:p>
          <text:p text:style-name="P9"><text:span text:style-name="T13">is rather klunky, as the entire record for that host must be deleted to stop Adanna.</text:span></text:p>
          <text:p text:style-name="P9"><text:span text:style-name="T13"/></text:p>
          <text:p text:style-name="P9"><text:span text:style-name="T14">Auto run during Windows system start up</text:span></text:p>
          <text:p text:style-name="P9"><text:span text:style-name="T13"/></text:p>
          <text:p text:style-name="P9"><text:span text:style-name="T13">Adanna will register itself into the Windows registry to automatically start up when Windows starts, using the Start_Adanna</text:span></text:p>
          <text:p text:style-name="P9"><text:span text:style-name="T13">batch file.</text:span></text:p>
          <text:p text:style-name="P9"><text:span text:style-name="T13"/></text:p>
          <text:p text:style-name="P9"><text:span text:style-name="T14">Launch external agent scripts based on schedule (uses Windows XP scheduled tasks)</text:span></text:p>
          <text:p text:style-name="P9"><text:span text:style-name="T13"/></text:p>
          <text:p text:style-name="P9"><text:span text:style-name="T13">Adanna checks the database regularly (every minute by default) to find new tasks to run. <text:s/>When a new task is found, the</text:span></text:p>
          <text:p text:style-name="P9"><text:span text:style-name="T13">script is updated and a new scheduled task is created (requires Windows XP) to run that script at the time scheduled in the</text:span></text:p>
          <text:p text:style-name="P9"><text:span text:style-name="T13">database.</text:span></text:p>
          <text:p text:style-name="P9"><text:span text:style-name="T13"/></text:p>
        </draw:rect>
        <draw:rect draw:style-name="gr10" draw:text-style-name="P11" draw:layer="Layer4" svg:width="19.36cm" svg:height="0.426cm" svg:x="1.23cm" svg:y="4.17cm">
          <text:p text:style-name="P9"><text:span text:style-name="T15">Phase One</text:span></text:p>
        </draw:rect>
      </draw:page>
      <draw:page draw:name="page2" draw:style-name="dp1" draw:master-page-name="Adanna_25_20Template">
        <office:forms form:automatic-focus="false" form:apply-design-mode="false"/>
        <draw:rect draw:style-name="gr9" draw:text-style-name="P12" draw:layer="Layer4" svg:width="19.357cm" svg:height="25.035cm" svg:x="1.233cm" svg:y="1.905cm">
          <text:p text:style-name="P9"><text:span text:style-name="T7">Update scripts, libraries, and properties/config files from file share (windows or samba)</text:span></text:p>
          <text:p text:style-name="P9"><text:span text:style-name="T8"/></text:p>
          <text:p text:style-name="P9"><text:span text:style-name="T8">Scripts, libraries, and properties/config files are stored on a simple file share, and are pulled from that share to update the</text:span></text:p>
          <text:p text:style-name="P9"><text:span text:style-name="T8">files. <text:s/>The share may be either Windows or Samba. <text:s/>In the future more options will be available.</text:span></text:p>
          <text:p text:style-name="P9"><text:span text:style-name="T8"/></text:p>
          <text:p text:style-name="P9"><text:span text:style-name="T7">Auto restart computer based on scheduled task</text:span></text:p>
          <text:p text:style-name="P9"><text:span text:style-name="T8"/></text:p>
          <text:p text:style-name="P9"><text:span text:style-name="T8">Dependent upon the scheduled task in the database, Adanna may caused the system to reboot automatically and log back</text:span></text:p>
          <text:p text:style-name="P9"><text:span text:style-name="T8">in automatically. <text:s/>This feature is typically used in an effort to clean up memory and other things that scripts may leave</text:span></text:p>
          <text:p text:style-name="P9"><text:span text:style-name="T8">behind that are unwanted.</text:span></text:p>
        </draw:rect>
        <draw:frame draw:style-name="gr8" draw:text-style-name="P8" draw:layer="Layer4" svg:width="7.153cm" svg:height="0.676cm" svg:x="13.438cm" svg:y="1cm">
          <draw:text-box>
            <text:p text:style-name="P1"><text:span text:style-name="T6">Created: 01-18-2007 Updated: 01-18-200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Adanna_25_20Template" style:display-name="Adanna%20Templa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Nathan Lane</meta:initial-creator>
    <meta:creation-date>2007-01-18T09:28:35</meta:creation-date>
    <dc:creator>Nathan Lane</dc:creator>
    <dc:date>2007-01-18T10:49:51</dc:date>
    <dc:language>en-US</dc:language>
    <meta:editing-cycles>23</meta:editing-cycles>
    <meta:editing-duration>PT1H20M3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